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3551" officeooo:paragraph-rsid="001b3551"/>
    </style:style>
    <style:style style:name="P2" style:family="paragraph" style:parent-style-name="Standard">
      <style:text-properties officeooo:rsid="001c6257" officeooo:paragraph-rsid="001c6257"/>
    </style:style>
    <style:style style:name="P3" style:family="paragraph" style:parent-style-name="Standard">
      <style:text-properties officeooo:rsid="001e69f7" officeooo:paragraph-rsid="001e69f7"/>
    </style:style>
    <style:style style:name="T1" style:family="text">
      <style:text-properties officeooo:rsid="001c6257"/>
    </style:style>
    <style:style style:name="T2" style:family="text">
      <style:text-properties officeooo:rsid="001d6646"/>
    </style:style>
    <style:style style:name="T3" style:family="text">
      <style:text-properties officeooo:rsid="001e79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petizers / Dips / Salads:</text:p>
      <text:p text:style-name="P1"><text:tab/>Bean sal: parsley, sum squash, scallion, celery, miso.</text:p>
      <text:p text:style-name="P1"><text:tab/>Pot sal</text:p>
      <text:p text:style-name="P1"><text:tab/>Baba ghanoush, Hummus, <text:span text:style-name="T1">yogurt cuke</text:span></text:p>
      <text:p text:style-name="P2"><text:tab/>Wild rice</text:p>
      <text:p text:style-name="P2"><text:tab/><text:span text:style-name="T2">Slaw</text:span></text:p>
      <text:p text:style-name="P2"><text:tab/><text:span text:style-name="T3">kale ceasar</text:span></text:p>
      <text:p text:style-name="P2"><text:tab/><text:span text:style-name="T3">springrolls</text:span></text:p>
      <text:p text:style-name="P2"><text:tab/><text:span text:style-name="T3">beets w feta walnuts</text:span></text:p>
      <text:p text:style-name="P1">Breakfast:</text:p>
      <text:p text:style-name="P1"><text:tab/>Steel cut oats</text:p>
      <text:p text:style-name="P1"><text:tab/></text:p>
      <text:p text:style-name="P1"><text:tab/>French toast with bananas</text:p>
      <text:p text:style-name="P2">Refried beans</text:p>
      <text:p text:style-name="P1">Drinks:</text:p>
      <text:p text:style-name="P1"><text:tab/>Fresh juice</text:p>
      <text:p text:style-name="P1"><text:tab/>Ultimate yogurt smoothie</text:p>
      <text:p text:style-name="P1"><text:tab/><text:span text:style-name="T1">Ultimate ice coffee</text:span></text:p>
      <text:p text:style-name="P1"><text:tab/>Margarita mix</text:p>
      <text:p text:style-name="P1"><text:tab/><text:span text:style-name="T2">Sangria mix</text:span></text:p>
      <text:p text:style-name="P1">Entrees:</text:p>
      <text:p text:style-name="P1"><text:tab/><text:span text:style-name="T1">Enchiladas</text:span></text:p>
      <text:p text:style-name="P2"><text:tab/>Sesame noodles</text:p>
      <text:p text:style-name="P2"><text:tab/>Lasagna</text:p>
      <text:p text:style-name="P2"><text:tab/>Basmati: corn, basil. Curry</text:p>
      <text:p text:style-name="P2"><text:tab/>Risoto croquettes</text:p>
      <text:p text:style-name="P2"><text:tab/>Rice and beans</text:p>
      <text:p text:style-name="P2"><text:tab/><text:span text:style-name="T2">Peanut sauce: brown rice vin, red onion, cilantro, scallions, ginger, garlic, red pep flakes, <text:tab/><text:tab/><text:tab/>tamari, map syrup, water, lime, rstd shallot.</text:span></text:p>
      <text:p text:style-name="P2"/>
      <text:p text:style-name="P1">Favorites:</text:p>
      <text:p text:style-name="P1">For kids:</text:p>
      <text:p text:style-name="P1"><text:tab/><text:span text:style-name="T1">quesadila</text:span></text:p>
      <text:p text:style-name="P1">Maki:</text:p>
      <text:p text:style-name="P1"><text:tab/><text:span text:style-name="T1">honey ginger tofu</text:span></text:p>
      <text:p text:style-name="P1">S<text:span text:style-name="T1">auces</text:span> and Condiments:</text:p>
      <text:p text:style-name="P1"><text:tab/>Beurre blanc: <text:span text:style-name="T1">dill</text:span></text:p>
      <text:p text:style-name="P3"><text:tab/>Mol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3T12:24:11.438000000</meta:creation-date>
    <dc:date>2022-04-03T13:59:48.787000000</dc:date>
    <meta:editing-duration>PT44M46S</meta:editing-duration>
    <meta:editing-cycles>1</meta:editing-cycles>
    <meta:document-statistic meta:table-count="0" meta:image-count="0" meta:object-count="0" meta:page-count="1" meta:paragraph-count="36" meta:word-count="103" meta:character-count="684" meta:non-whitespace-character-count="586"/>
    <meta:generator>LibreOffice/7.2.5.2$Windows_X86_64 LibreOffice_project/499f9727c189e6ef3471021d6132d4c694f357e5</meta:generator>
  </office:meta>
</office:document-meta>
</file>